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5e756" officeooo:paragraph-rsid="0015e756"/>
    </style:style>
    <style:style style:name="P3" style:family="paragraph" style:parent-style-name="Standard">
      <style:text-properties officeooo:rsid="0015e756" officeooo:paragraph-rsid="0015e756"/>
    </style:style>
    <style:style style:name="P4" style:family="paragraph" style:parent-style-name="Standard">
      <style:text-properties officeooo:rsid="0013a93e" officeooo:paragraph-rsid="0013a93e"/>
    </style:style>
    <style:style style:name="P5" style:family="paragraph" style:parent-style-name="Standard">
      <style:text-properties style:font-name="Ubuntu" fo:font-size="14pt" officeooo:rsid="0015e756" officeooo:paragraph-rsid="00182f34"/>
    </style:style>
    <style:style style:name="P6" style:family="paragraph" style:parent-style-name="Standard">
      <style:paragraph-properties fo:line-height="150%"/>
      <style:text-properties style:font-name="Ubuntu" fo:font-size="16pt" officeooo:rsid="0015e756" officeooo:paragraph-rsid="0015e756"/>
    </style:style>
    <style:style style:name="P7" style:family="paragraph" style:parent-style-name="Standard">
      <style:text-properties style:font-name="Ubuntu" fo:font-size="16pt" officeooo:rsid="0015e756" officeooo:paragraph-rsid="00182f34"/>
    </style:style>
    <style:style style:name="P8" style:family="paragraph" style:parent-style-name="Standard">
      <style:text-properties officeooo:rsid="00182f34" officeooo:paragraph-rsid="00182f34"/>
    </style:style>
    <style:style style:name="T1" style:family="text">
      <style:text-properties officeooo:rsid="0015e756"/>
    </style:style>
    <style:style style:name="T2" style:family="text">
      <style:text-properties officeooo:rsid="0013a93e"/>
    </style:style>
    <style:style style:name="T3" style:family="text">
      <style:text-properties style:text-position="super 58%" officeooo:rsid="0015e756"/>
    </style:style>
    <style:style style:name="T4" style:family="text">
      <style:text-properties style:text-position="0% 100%"/>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actical Research</text:span><text:span text:style-name="T2"> | </text:span><text:span text:style-name="T1">4</text:span><text:span text:style-name="T3">th</text:span><text:span text:style-name="T1"> </text:span><text:span text:style-name="T2">Quarter</text:span></text:p>
      <text:p text:style-name="P2">Task 8: Data Gathering Procedures</text:p>
      <text:p text:style-name="P1"><text:span text:style-name="T1">March 23</text:span><text:span text:style-name="T2"> 2021</text:span></text:p>
      <text:p text:style-name="P4"/>
      <text:p text:style-name="P6">Proposed Topic</text:p>
      <text:p text:style-name="P3"><text:tab/>Optimal Learning Strategy for Learning Python: A Qualitative Study on the Optimal Learning Strategy for Python Learners.</text:p>
      <text:p text:style-name="P3"/>
      <text:p text:style-name="P6">Research Question</text:p>
      <text:p text:style-name="P3"><text:tab/>The purpose of this <text:span text:style-name="T5">case study</text:span> is to <text:span text:style-name="T5">develop</text:span> the <text:span text:style-name="T5">optimal learning strategy</text:span> for the <text:span text:style-name="T5">Python learner</text:span> at <text:span text:style-name="T5">IPSA</text:span>. The result will be a basis for what? <text:span text:style-name="T5">Learning Python</text:span>. </text:p>
      <text:p text:style-name="P3"/>
      <text:p text:style-name="P5">What are the data needed?</text:p>
      <text:p text:style-name="P8"/>
      <text:p text:style-name="P5">Where are the data located?</text:p>
      <text:p text:style-name="P8"/>
      <text:p text:style-name="P8"/>
      <text:p text:style-name="P8">Directions. Perform the following task. List the step that you are going to follow in gathering the data for your research. For this part, just enumerate it to clearly see the procedures before, during, and after the data gathering.</text:p>
      <text:p text:style-name="P8"/>
      <text:p text:style-name="P7">Before</text:p>
      <text:p text:style-name="P8"/>
      <text:p text:style-name="P7">During</text:p>
      <text:p text:style-name="P8"/>
      <text:p text:style-name="P7">After</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5:34:58.038599872</meta:creation-date>
    <dc:title>BAG</dc:title>
    <meta:editing-duration>PT1H7M11S</meta:editing-duration>
    <meta:editing-cycles>2</meta:editing-cycles>
    <meta:generator>LibreOffice/6.4.6.2$Linux_X86_64 LibreOffice_project/40$Build-2</meta:generator>
    <meta:initial-creator>Ahmad Badron</meta:initial-creator>
    <dc:date>2021-03-23T17:02:38.796765890</dc:date>
    <dc:creator>Ahmad Badron</dc:creator>
    <meta:document-statistic meta:table-count="0" meta:image-count="0" meta:object-count="0" meta:page-count="1" meta:paragraph-count="13" meta:word-count="115" meta:character-count="693" meta:non-whitespace-character-count="588"/>
    <meta:template xlink:type="simple" xlink:actuate="onRequest" xlink:title="BAG" xlink:href="../../../../../../../Templates/BAG.ott" meta:date="2021-03-23T15:34:55.318947692"/>
  </office:meta>
</office:document-meta>
</file>